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FighterJet methods</text:p>
          </table:table-cell>
          <table:covered-table-cell table:number-columns-repeated="2"/>
          <table:table-cell/>
        </table:table-row>
        <table:table-row table:style-name="ro2">
          <table:table-cell table:style-name="ce11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Test Data</text:p>
          </table:table-cell>
          <table:table-cell table:style-name="ce12" office:value-type="string" calcext:value-type="string">
            <text:p>Expecteded Results</text:p>
          </table:table-cell>
          <table:table-cell/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style-name="ce8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  <text:p>(I have simplified this in code)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  <table:table-cell/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  <table:table-cell/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 office:value-type="string" calcext:value-type="string">
            <text:p>Dsitance = -2</text:p>
            <text:p>WingSpan = 1</text:p>
            <text:p>WingSpan =1 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 office:value-type="string" calcext:value-type="string">
            <text:p>Distance =  50</text:p>
            <text:p>WingSpan = 6</text:p>
            <text:p>Cyulinders = 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 office:value-type="string" calcext:value-type="string">
            <text:p>Distance  = -5</text:p>
            <text:p>Wingspan = 1</text:p>
            <text:p>Cylinders = 10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 office:value-type="string" calcext:value-type="string">
            <text:p>Distance =  -1</text:p>
            <text:p>Wingspan = 12</text:p>
            <text:p>Cylinders = 4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 office:value-type="string" calcext:value-type="string">
            <text:p>Distance = -4</text:p>
            <text:p>WingSpan = 30</text:p>
            <text:p>Cylinders 25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 office:value-type="string" calcext:value-type="string">
            <text:p>Distance = -1</text:p>
            <text:p>Wingspan = 7</text:p>
            <text:p>Cylinders = 26</text:p>
          </table:table-cell>
          <table:table-cell office:value-type="string" calcext:value-type="string">
            <text:p>timeHout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 =  50</text:p>
            <text:p>WingSpan = 30</text:p>
            <text:p>Cylinders = 12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 office:value-type="string" calcext:value-type="string">
            <text:p>Distance = -50</text:p>
            <text:p>Wingspan = -2</text:p>
            <text:p>Cylinders = -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  <table:table-cell/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  <table:table-cell/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4" office:value-type="string" calcext:value-type="string" table:number-columns-spanned="3" table:number-rows-spanned="1">
            <text:p>Engine.java methods</text:p>
          </table:table-cell>
          <table:covered-table-cell table:number-columns-repeated="2"/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  <table:table-cell/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  <table:table-cell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</text:p>
            <text:p>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  <table:table-cell/>
        </table:table-row>
        <table:table-row table:style-name="ro4">
          <table:table-cell office:value-type="string" calcext:value-type="string">
            <text:p>inFuel is equal to</text:p>
            <text:p>string with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SubMarine.java methods</text:p>
          </table:table-cell>
          <table:covered-table-cell table:number-columns-repeated="3"/>
        </table:table-row>
        <table:table-row table:style-name="ro2">
          <table:table-cell table:style-name="ce8" office:value-type="string" calcext:value-type="string" table:number-columns-spanned="4" table:number-rows-spanned="1">
            <text:p>validateHull</text:p>
            <text:p>Import: inHull (String)</text:p>
            <text:p>Export: </text:p>
          </table:table-cell>
          <table:covered-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ShipStorageTestHarness.java methods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2:54:59.07030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6T12:55:38.839991483</dc:date>
    <meta:editing-duration>PT10H41M21S</meta:editing-duration>
    <meta:editing-cycles>19</meta:editing-cycles>
    <meta:generator>LibreOffice/6.0.7.3$Linux_X86_64 LibreOffice_project/00m0$Build-3</meta:generator>
    <meta:document-statistic meta:table-count="1" meta:cell-count="137" meta:object-count="0"/>
  </office:meta>
</office:document-meta>
</file>